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alibri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alibri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3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alibri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22pt" fo:font-weight="bold" style:font-size-asian="22pt" style:font-weight-asian="bold" style:font-size-complex="22pt" style:font-weight-complex="bold"/>
    </style:style>
    <style:style style:name="P6" style:family="paragraph" style:parent-style-name="Footer">
      <style:text-properties style:font-name="Calibri"/>
    </style:style>
    <style:style style:name="T1" style:family="text">
      <style:text-properties fo:color="#000000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T3" style:family="text">
      <style:text-properties fo:color="#000000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atic UI Library</text:p>
      <text:p text:style-name="P4"><text:tab/>Contents used within the 'Programmatic UI' reference library for creation of your own <text:s/><text:tab/>content.</text:p>
      <text:p text:style-name="P4"/>
      <text:p text:style-name="P4"><text:span text:style-name="T5">Library</text:span></text:p>
      <text:p text:style-name="P4"><text:span text:style-name="T3"><text:tab/>C</text:span><text:span text:style-name="T1">ustomSubview – Create a custom subview within a parent view</text:span></text:p>
      <text:p text:style-name="P4"><text:span text:style-name="T1"><text:s text:c="9"/><text:tab/>CustomView – Create a root level vie</text:span></text:p>
      <text:p text:style-name="P1"><text:tab/> <text:s/>UICustomTableView – Create a custom table</text:p>
      <text:p text:style-name="P1"/>
      <text:p text:style-name="P1"/>
      <text:p text:style-name="P1"/>
      <text:p text:style-name="P1"/>
      <text:p text:style-name="P2">Supplemental Content</text:p>
      <text:p text:style-name="P2"><text:tab/><text:span text:style-name="T4">UICustomTableViewCell – Cells within UICustomTableView</text:span></text:p>
      <text:p text:style-name="P3"><text:tab/>UICustomTableViewHandler – Handler for UICustomTabl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gUI Library Reference<text:tab/>Page 1 of 1<text:tab/>(11/11/17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Reina</meta:initial-creator>
    <meta:creation-date>2017-11-11T09:51:19</meta:creation-date>
    <dc:date>2017-11-11T09:58:40</dc:date>
    <dc:creator>Justin Reina</dc:creator>
    <meta:editing-duration>PT7M22S</meta:editing-duration>
    <meta:editing-cycles>5</meta:editing-cycles>
    <meta:generator>OpenOffice/4.1.4$Unix OpenOffice.org_project/414m5$Build-9788</meta:generator>
    <meta:document-statistic meta:table-count="0" meta:image-count="0" meta:object-count="0" meta:page-count="1" meta:paragraph-count="10" meta:word-count="61" meta:character-count="457"/>
  </office:meta>
</office:document-meta>
</file>